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fill="solid" draw:fill-color="#ccffff" draw:textarea-vertical-align="middle"/>
    </style:style>
    <style:style style:name="gr3" style:family="graphic" style:parent-style-name="standard">
      <style:graphic-properties draw:fill="solid" draw:fill-color="#ffffcc" draw:textarea-vertical-align="middle"/>
    </style:style>
    <style:style style:name="gr4" style:family="graphic" style:parent-style-name="standard">
      <style:graphic-properties draw:stroke="solid" svg:stroke-width="0.212cm" svg:stroke-color="#000000" draw:marker-start="Arrow" draw:marker-start-width="0.618cm" draw:marker-end="Square" draw:marker-end-width="0.618cm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objectwithoutfill">
      <style:graphic-properties svg:stroke-width="0.212cm" draw:marker-start-width="0.518cm" draw:marker-end="Arrow" draw:marker-end-width="0.618cm" draw:fill="none" draw:textarea-horizontal-align="left" draw:textarea-vertical-align="middle" fo:padding-top="0.233cm" fo:padding-bottom="0.231cm" fo:padding-left="0.356cm" fo:padding-right="0.356cm"/>
    </style:style>
    <style:style style:name="gr7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3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8cm" fo:min-width="7.3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3.462cm" svg:height="5.461cm" svg:x="7.604cm" svg:y="13.608cm">
          <text:p text:style-name="P1"><text:span text:style-name="T1">NODEJS</text:span></text:p>
        </draw:rect>
        <draw:rect draw:style-name="gr1" draw:text-style-name="P2" draw:layer="layout" svg:width="13.462cm" svg:height="9.017cm" svg:x="7.604cm" svg:y="1.6cm">
          <text:p text:style-name="P1"><text:span text:style-name="T1">BROWSER</text:span></text:p>
        </draw:rect>
        <draw:rect draw:style-name="gr2" draw:text-style-name="P3" xml:id="id1" draw:id="id1" draw:layer="layout" svg:width="6.983cm" svg:height="2.87cm" draw:transform="skewX (-0.0006981317007976) rotate (-1.57166899142178) translate (12.257cm 2.895cm)">
          <text:p text:style-name="P1"><text:span text:style-name="T2">DOM</text:span></text:p>
        </draw:rect>
        <draw:rect draw:style-name="gr3" draw:text-style-name="P3" xml:id="id3" draw:id="id3" draw:layer="layout" svg:width="7.179cm" svg:height="2.871cm" draw:transform="skewX (-0.0006981317007976) rotate (-1.57166899142178) translate (19.895cm 2.895cm)">
          <text:p text:style-name="P1"><text:span text:style-name="T2">PASSIVE</text:span></text:p>
          <text:p text:style-name="P1"><text:span text:style-name="T2">VIEW</text:span></text:p>
        </draw:rect>
        <draw:line draw:style-name="gr4" draw:text-style-name="P1" draw:layer="layout" svg:x1="12.141cm" svg:y1="6.418cm" svg:x2="16.998cm" svg:y2="6.418cm">
          <text:p text:style-name="P1">DOM UPDATE</text:p>
          <text:p text:style-name="P1"/>
          <text:p text:style-name="P1"/>
        </draw:line>
        <draw:rect draw:style-name="gr5" draw:text-style-name="P4" xml:id="id2" draw:id="id2" draw:layer="layout" svg:width="10.414cm" svg:height="2.667cm" svg:x="9.51cm" svg:y="15.308cm">
          <text:p text:style-name="P4"><text:span text:style-name="T3">TESTS</text:span></text:p>
        </draw:rect>
        <draw:connector draw:style-name="gr6" draw:text-style-name="P1" draw:layer="layout" draw:line-skew="-4.197cm" svg:x1="9.384cm" svg:y1="6.385cm" svg:x2="9.51cm" svg:y2="16.641cm" draw:start-shape="id1" draw:start-glue-point="2" draw:end-shape="id2" draw:end-glue-point="3" svg:d="M9384 6385h-4701v10256h4827">
          <text:p/>
        </draw:connector>
        <draw:connector draw:style-name="gr7" draw:text-style-name="P1" draw:layer="layout" draw:line-skew="4.578cm" svg:x1="19.924cm" svg:y1="16.641cm" svg:x2="19.892cm" svg:y2="6.484cm" draw:start-shape="id2" draw:start-glue-point="1" draw:end-shape="id3" draw:end-glue-point="0" svg:d="M19924 16641h5079v-10157h-5111">
          <text:p text:style-name="P1"><text:s text:c="13"/></text:p>
        </draw:connector>
        <draw:frame draw:style-name="gr8" draw:text-style-name="P5" draw:layer="layout" svg:width="8.228cm" svg:height="1.827cm" draw:transform="rotate (-1.56538580611461) translate (26.844cm 7.644cm)">
          <draw:text-box>
            <text:p text:style-name="P1"><text:span text:style-name="T4">RENDER VIEW MODEL</text:span></text:p>
            <text:p text:style-name="P1"><text:span text:style-name="T4">(REMOTE SCRIPT)</text:span></text:p>
          </draw:text-box>
        </draw:frame>
        <draw:frame draw:style-name="gr9" draw:text-style-name="P5" draw:layer="layout" svg:width="6.501cm" svg:height="1.827cm" draw:transform="rotate (1.57899937427897) translate (2.74cm 14.59cm)">
          <draw:text-box>
            <text:p text:style-name="P1"><text:span text:style-name="T4">ASSERT</text:span></text:p>
            <text:p text:style-name="P1"><text:span text:style-name="T4">NEW DOM ST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quare" svg:viewBox="0 0 10 10" svg:d="M0 0h10v10h-1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7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rique Amodeo</meta:initial-creator>
    <meta:creation-date>2015-01-18T18:04:02</meta:creation-date>
    <dc:date>2015-01-18T19:43:48</dc:date>
    <meta:editing-duration>PT19M10S</meta:editing-duration>
    <meta:editing-cycles>4</meta:editing-cycles>
    <meta:generator>OpenOffice/4.1.0$Unix OpenOffice.org_project/410m18$Build-9764</meta:generator>
    <dc:creator>Enrique Amodeo</dc:creator>
    <meta:document-statistic meta:object-count="10"/>
  </office:meta>
</office:document-meta>
</file>